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officeooo:rsid="001f936d" officeooo:paragraph-rsid="001f9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解题报告：</text:p>
      <text:p text:style-name="P1">直接建立二叉树比较即可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7:57:20.755906067</meta:creation-date>
    <dc:date>2015-02-26T17:59:07.820643609</dc:date>
    <meta:editing-duration>P0D</meta:editing-duration>
    <meta:editing-cycles>1</meta:editing-cycles>
    <meta:document-statistic meta:table-count="0" meta:image-count="0" meta:object-count="0" meta:page-count="1" meta:paragraph-count="2" meta:word-count="17" meta:character-count="17" meta:non-whitespace-character-count="17"/>
    <meta:generator>LibreOffice/4.2.6.3$Linux_X86_64 LibreOffice_project/420m0$Build-3</meta:generator>
  </office:meta>
</office:document-meta>
</file>